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38000000C833978F1A.png" manifest:media-type="image/png"/>
  <manifest:file-entry manifest:full-path="Pictures/10000201000001E1000000C80D5233F1.png" manifest:media-type="image/png"/>
  <manifest:file-entry manifest:full-path="Pictures/10000000000009050000004CE51D2A2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anklin Gothic Book1" svg:font-family="'Franklin Gothic Book'" style:font-family-generic="swiss"/>
    <style:font-face style:name="FreeSans2" svg:font-family="FreeSans" style:font-family-generic="swiss"/>
    <style:font-face style:name="Cambria" svg:font-family="Cambria" style:font-pitch="variable"/>
    <style:font-face style:name="Droid Sans Fallback1" svg:font-family="'Droid Sans Fallback'" style:font-pitch="variable"/>
    <style:font-face style:name="Franklin Gothic Book" svg:font-family="'Franklin Gothic Book'" style:font-pitch="variable"/>
    <style:font-face style:name="Franklin Gothic Medium" svg:font-family="'Franklin Gothic Medium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RotisSansSerifRegular" svg:font-family="RotisSansSerifRegular, 'Engel Light lt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de" fo:country="DE" style:language-asian="de" style:country-asian="DE"/>
    </style:style>
    <style:style style:name="P2" style:family="paragraph" style:parent-style-name="HSRT_5f_Fließtext">
      <style:text-properties fo:language="de" fo:country="DE" style:language-asian="de" style:country-asian="DE"/>
    </style:style>
    <style:style style:name="P3" style:family="paragraph" style:parent-style-name="HSRT_5f_Fließtext">
      <style:text-properties officeooo:paragraph-rsid="0017657f"/>
    </style:style>
    <style:style style:name="P4" style:family="paragraph" style:parent-style-name="HSRT_5f_Fließtext">
      <style:text-properties officeooo:rsid="0018e0e1" officeooo:paragraph-rsid="0018e0e1"/>
    </style:style>
    <style:style style:name="P5" style:family="paragraph" style:parent-style-name="HSRT_5f_Fließtext">
      <style:text-properties officeooo:paragraph-rsid="0018e0e1"/>
    </style:style>
    <style:style style:name="P6" style:family="paragraph" style:parent-style-name="Text_20_body" style:master-page-name="Standard">
      <style:paragraph-properties style:page-number="auto"/>
      <style:text-properties officeooo:paragraph-rsid="001a6395"/>
    </style:style>
    <style:style style:name="P7" style:family="paragraph" style:parent-style-name="Text_20_body">
      <style:text-properties fo:font-size="10pt" officeooo:paragraph-rsid="001a6395" style:font-size-asian="10pt" style:language-asian="de" style:country-asian="DE" style:font-size-complex="10pt"/>
    </style:style>
    <style:style style:name="P8" style:family="paragraph" style:parent-style-name="HSRT_5f_Fließtext">
      <style:text-properties fo:font-weight="bold" officeooo:paragraph-rsid="0017657f" style:language-asian="de" style:country-asian="DE" style:font-weight-asian="bold" style:font-weight-complex="bold"/>
    </style:style>
    <style:style style:name="P9" style:family="paragraph" style:parent-style-name="HSRT_5f_Fließtext">
      <style:text-properties officeooo:paragraph-rsid="0017657f" style:language-asian="de" style:country-asian="DE"/>
    </style:style>
    <style:style style:name="P10" style:family="paragraph" style:parent-style-name="HSRT_5f_Fließtext">
      <style:text-properties officeooo:paragraph-rsid="0017657f"/>
    </style:style>
    <style:style style:name="P11" style:family="paragraph" style:parent-style-name="HSRT_5f_Fließtext" style:list-style-name="L4">
      <style:text-properties officeooo:rsid="001a6395" officeooo:paragraph-rsid="001a6395"/>
    </style:style>
    <style:style style:name="P12" style:family="paragraph" style:parent-style-name="HSRT_5f_Fließtext" style:list-style-name="L4">
      <style:text-properties officeooo:rsid="001adf55" officeooo:paragraph-rsid="001adf55"/>
    </style:style>
    <style:style style:name="P13" style:family="paragraph">
      <style:paragraph-properties fo:line-height="0.0945in"/>
    </style:style>
    <style:style style:name="P14" style:family="paragraph">
      <style:paragraph-properties fo:line-height="0.0945in" style:writing-mode="lr-tb"/>
    </style:style>
    <style:style style:name="P15" style:family="paragraph"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e0e1" style:font-size-asian="12pt" style:font-size-complex="12pt"/>
    </style:style>
    <style:style style:name="T3" style:family="text">
      <style:text-properties fo:font-size="12pt" officeooo:rsid="001a6395" style:font-size-asian="12pt" style:font-size-complex="12pt"/>
    </style:style>
    <style:style style:name="T4" style:family="text">
      <style:text-properties fo:font-size="12pt" style:font-size-asian="12pt" style:language-asian="de" style:country-asian="DE" style:font-size-complex="12pt"/>
    </style:style>
    <style:style style:name="T5" style:family="text">
      <style:text-properties fo:font-size="12pt" officeooo:rsid="0018e0e1" style:font-size-asian="12pt" style:language-asian="de" style:country-asian="DE" style:font-size-complex="12pt"/>
    </style:style>
    <style:style style:name="T6" style:family="text">
      <style:text-properties style:language-asian="de" style:country-asian="DE"/>
    </style:style>
    <style:style style:name="T7" style:family="text">
      <style:text-properties officeooo:rsid="0017657f" style:language-asian="de" style:country-asian="DE"/>
    </style:style>
    <style:style style:name="T8" style:family="text">
      <style:text-properties officeooo:rsid="0018e0e1" style:language-asian="de" style:country-asian="DE"/>
    </style:style>
    <style:style style:name="T9" style:family="text">
      <style:text-properties fo:font-weight="bold" style:language-asian="de" style:country-asian="DE" style:font-weight-asian="bold" style:font-weight-complex="bold"/>
    </style:style>
    <style:style style:name="T10" style:family="text">
      <style:text-properties fo:font-weight="bold" officeooo:rsid="001a6395" style:language-asian="de" style:country-asian="DE" style:font-weight-asian="bold" style:font-weight-complex="bold"/>
    </style:style>
    <style:style style:name="T11" style:family="text">
      <style:text-properties style:font-name="Franklin Gothic Book1" fo:font-size="18pt" style:font-size-asian="18pt" style:language-asian="de" style:country-asian="DE" style:font-size-complex="18pt"/>
    </style:style>
    <style:style style:name="T12" style:family="text">
      <style:text-properties style:font-name="Franklin Gothic Book1" fo:font-size="18pt" officeooo:rsid="0017657f" style:font-size-asian="18pt" style:language-asian="de" style:country-asian="DE" style:font-size-complex="18pt"/>
    </style:style>
    <style:style style:name="T13" style:family="text">
      <style:text-properties style:font-name="Franklin Gothic Book1" fo:font-size="18pt" officeooo:rsid="0018e0e1" style:font-size-asian="18pt" style:language-asian="de" style:country-asian="DE" style:font-size-complex="18pt"/>
    </style:style>
    <style:style style:name="T14" style:family="text">
      <style:text-properties style:font-name="Franklin Gothic Book1" style:language-asian="de" style:country-asian="DE"/>
    </style:style>
    <style:style style:name="T15" style:family="text">
      <style:text-properties fo:font-variant="normal" fo:text-transform="none" fo:color="#252525" style:font-name="sans-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252525" style:font-name="sans-serif" fo:font-size="12pt" fo:letter-spacing="normal" fo:font-style="normal" fo:font-weight="normal" officeooo:rsid="0018e0e1" style:font-size-asian="12pt" style:language-asian="de" style:country-asian="DE" style:font-size-complex="12pt"/>
    </style:style>
    <style:style style:name="T17" style:family="text">
      <style:text-properties style:font-name="Franklin Gothic Book1"/>
    </style:style>
    <style:style style:name="T18" style:family="text">
      <style:text-properties style:font-name="Franklin Gothic Book1" fo:font-size="18pt" style:font-size-asian="18pt" style:font-size-complex="18pt"/>
    </style:style>
    <style:style style:name="T19" style:family="text">
      <style:text-properties style:font-name="Franklin Gothic Book1" fo:font-size="18pt" officeooo:rsid="001a6395" style:font-size-asian="18pt" style:font-size-complex="18pt"/>
    </style:style>
    <style:style style:name="T20" style:family="text">
      <style:text-properties style:font-name="Franklin Gothic Book1" fo:font-size="18pt" officeooo:rsid="001a6395" style:font-size-asian="18pt" style:language-asian="de" style:country-asian="DE" style:font-size-complex="18pt"/>
    </style:style>
    <style:style style:name="T21" style:family="text">
      <style:text-properties style:font-name="Franklin Gothic Book1" fo:font-size="12pt" officeooo:rsid="001a6395" style:font-size-asian="12pt" style:font-size-complex="12pt"/>
    </style:style>
    <style:style style:name="T22" style:family="text">
      <style:text-properties officeooo:rsid="001a6395"/>
    </style:style>
    <style:style style:name="T23" style:family="text">
      <style:text-properties fo:color="#000000" style:font-name="Franklin Gothic Book" fo:font-size="8.5pt" fo:language="de" fo:country="DE" style:font-name-asian="Cambria" style:font-size-asian="8.5pt" style:font-name-complex="Franklin Gothic Book" style:font-size-complex="12pt" style:language-complex="ar" style:country-complex="SA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008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parallel" style:number-wrapped-paragraphs="no-limit" style:vertical-pos="from-top" style:vertical-rel="page" style:horizontal-pos="from-left" style:horizontal-rel="page" fo:background-color="#ffffff" style:background-transparency="100%" fo:padding="0.0008in" fo:border="none">
        <style:background-image/>
      </style:graphic-properties>
    </style:style>
    <style:style style:name="fr3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draw:shadow-color="#808080" style:run-through="back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color-mode="standard" draw:luminance="0%" draw:contrast="0%" draw:gamma="100%" draw:red="0%" draw:green="0%" draw:blue="0%" fo:clip="rect(0in, 0in, 0in, 0in)" draw:image-opacity="100%" style:mirror="none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0">Dokumentation der Organisation: WVK.15</text:span></text:p>
      <text:p text:style-name="P7"><text:span text:style-name="T3">Paul Pasler, „</text:span><text:span text:style-name="T21">Konzept für ein portables System zur Müdigkeitserkennung mit Körpersensoren“</text:span><text:span text:style-name="T1">, WS 2015</text:span><text:line-break/></text:p>
      <text:p text:style-name="P3"><text:span text:style-name="T10">Themen</text:span><text:span text:style-name="T9">: </text:span></text:p>
      <text:list xml:id="list3552593791240032067" text:style-name="L4">
        <text:list-item>
          <text:p text:style-name="P12">Repository</text:p>
        </text:list-item>
        <text:list-item>
          <text:p text:style-name="P11">Redesign</text:p>
          <text:list>
            <text:list-item>
              <text:p text:style-name="P11">Responsive</text:p>
            </text:list-item>
            <text:list-item>
              <text:p text:style-name="P11">Beiträge</text:p>
            </text:list-item>
            <text:list-item>
              <text:p text:style-name="P11">3D-Szene</text:p>
            </text:list-item>
          </text:list>
        </text:list-item>
        <text:list-item>
          <text:p text:style-name="P11">Neuer Server</text:p>
          <text:list>
            <text:list-item>
              <text:p text:style-name="P12">Aufsetzen</text:p>
            </text:list-item>
            <text:list-item>
              <text:p text:style-name="P12">Einrichten</text:p>
            </text:list-item>
            <text:list-item>
              <text:p text:style-name="P12">Dokumentieren</text:p>
            </text:list-item>
          </text:list>
        </text:list-item>
        <text:list-item>
          <text:p text:style-name="P11">Daten einpfleg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anklin Gothic Book1" svg:font-family="'Franklin Gothic Book'" style:font-family-generic="swiss"/>
    <style:font-face style:name="FreeSans2" svg:font-family="FreeSans" style:font-family-generic="swiss"/>
    <style:font-face style:name="Cambria" svg:font-family="Cambria" style:font-pitch="variable"/>
    <style:font-face style:name="Droid Sans Fallback1" svg:font-family="'Droid Sans Fallback'" style:font-pitch="variable"/>
    <style:font-face style:name="Franklin Gothic Book" svg:font-family="'Franklin Gothic Book'" style:font-pitch="variable"/>
    <style:font-face style:name="Franklin Gothic Medium" svg:font-family="'Franklin Gothic Medium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RotisSansSerifRegular" svg:font-family="RotisSansSerifRegular, 'Engel Light lt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orphans="2" fo:widows="2" style:writing-mode="lr-tb"/>
      <style:text-properties style:use-window-font-color="true" style:font-name="Cambria" fo:font-family="Cambria" style:font-pitch="variable" fo:font-size="12pt" fo:language="de" fo:country="DE" style:font-name-asian="Cambria" style:font-family-asian="Cambria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fo:margin-top="0in" fo:margin-bottom="0in" style:contextual-spacing="false"/>
    </style:style>
    <style:style style:name="Footer" style:family="paragraph" style:parent-style-name="Standard" style:class="extra">
      <style:paragraph-properties fo:margin-top="0in" fo:margin-bottom="0in" style:contextual-spacing="false"/>
    </style:style>
    <style:style style:name="HSRT_5f_Fließtext" style:display-name="HSRT_Fließtext" style:family="paragraph">
      <style:paragraph-properties fo:line-height="0.222in" fo:orphans="2" fo:widows="2"/>
      <style:text-properties style:use-window-font-color="true" style:font-name="Franklin Gothic Book" fo:font-family="'Franklin Gothic Book'" style:font-pitch="variable" fo:font-size="12pt" fo:language="de" fo:country="DE" style:font-name-asian="Cambria" style:font-family-asian="Cambria" style:font-pitch-asian="variable" style:font-size-asian="12pt" style:font-name-complex="Franklin Gothic Book" style:font-family-complex="'Franklin Gothic Book'" style:font-pitch-complex="variable" style:font-size-complex="12pt" style:language-complex="ar" style:country-complex="SA"/>
    </style:style>
    <style:style style:name="HSRT_5f_Randspalte" style:display-name="HSRT_Randspalte" style:family="paragraph">
      <style:paragraph-properties fo:line-height="0.1665in" fo:orphans="2" fo:widows="2"/>
      <style:text-properties style:use-window-font-color="true" style:font-name="Franklin Gothic Book" fo:font-family="'Franklin Gothic Book'" style:font-pitch="variable" fo:font-size="7pt" fo:language="de" fo:country="DE" style:font-name-asian="Cambria" style:font-family-asian="Cambria" style:font-pitch-asian="variable" style:font-size-asian="7pt" style:font-name-complex="Franklin Gothic Book" style:font-family-complex="'Franklin Gothic Book'" style:font-pitch-complex="variable" style:font-size-complex="12pt" style:language-complex="ar" style:country-complex="SA"/>
    </style:style>
    <style:style style:name="HSRT_5f_Betreff" style:display-name="HSRT_Betreff" style:family="paragraph" style:parent-style-name="HSRT_5f_Fließtext">
      <style:text-properties style:font-name="Franklin Gothic Medium" fo:font-family="'Franklin Gothic Medium'" style:font-pitch="variable" style:font-name-complex="Franklin Gothic Medium" style:font-family-complex="'Franklin Gothic Medium'" style:font-pitch-complex="variable"/>
    </style:style>
    <style:style style:name="_33__5f_Fliesstext_5f_10pt_5f_reg" style:display-name="3_Fliesstext_10pt_reg" style:family="paragraph" style:parent-style-name="Standard">
      <style:paragraph-properties fo:margin-top="0.1181in" fo:margin-bottom="0in" style:contextual-spacing="false" style:line-height-at-least="0.1874in" fo:orphans="0" fo:widows="0" style:text-autospace="none" style:vertical-align="middle"/>
      <style:text-properties fo:color="#000000" style:font-name="RotisSansSerifRegular" fo:font-family="RotisSansSerifRegular, 'Engel Light ltd'" style:font-pitch="variable" fo:font-size="10pt" fo:letter-spacing="0.0008in" style:font-size-asian="10pt" style:font-name-complex="RotisSansSerifRegular" style:font-family-complex="RotisSansSerifRegular, 'Engel Light ltd'" style:font-pitch-complex="variable" style:font-size-complex="10pt"/>
    </style:style>
    <style:style style:name="HSRT_5f_Datum" style:display-name="HSRT_Datum" style:family="paragraph">
      <style:paragraph-properties fo:orphans="2" fo:widows="2"/>
      <style:text-properties style:use-window-font-color="true" style:font-name="Franklin Gothic Medium" fo:font-family="'Franklin Gothic Medium'" style:font-pitch="variable" fo:font-size="7pt" fo:language="de" fo:country="DE" style:font-name-asian="Cambria" style:font-family-asian="Cambria" style:font-pitch-asian="variable" style:font-size-asian="7pt" style:font-name-complex="Franklin Gothic Medium" style:font-family-complex="'Franklin Gothic Medium'" style:font-pitch-complex="variable" style:font-size-complex="12pt" style:language-complex="ar" style:country-complex="SA"/>
    </style:style>
    <style:style style:name="HSRT_5f_Fließtext_5f_unterstrichen" style:display-name="HSRT_Fließtext_unterstrichen" style:family="paragraph" style:parent-style-name="HSRT_5f_Fließtext">
      <style:text-properties style:text-underline-style="solid" style:text-underline-width="auto" style:text-underline-color="font-color"/>
    </style:style>
    <style:style style:name="HSRT_5f_Fußzeile" style:display-name="HSRT_Fußzeile" style:family="paragraph">
      <style:paragraph-properties fo:line-height="0.1665in" fo:orphans="2" fo:widows="2"/>
      <style:text-properties fo:color="#000000" style:font-name="Franklin Gothic Book" fo:font-family="'Franklin Gothic Book'" style:font-pitch="variable" fo:font-size="8.5pt" fo:language="de" fo:country="DE" style:font-name-asian="Cambria" style:font-family-asian="Cambria" style:font-pitch-asian="variable" style:font-size-asian="8.5pt" style:font-name-complex="Franklin Gothic Book" style:font-family-complex="'Franklin Gothic Book'" style:font-pitch-complex="variable" style:font-size-complex="12pt" style:language-complex="ar" style:country-complex="SA"/>
    </style:style>
    <style:style style:name="HSRT_5f_Seitenzahl" style:display-name="HSRT_Seitenzahl" style:family="paragraph">
      <style:paragraph-properties fo:line-height="0.1665in" fo:text-align="end" style:justify-single-word="false" fo:orphans="2" fo:widows="2"/>
      <style:text-properties style:use-window-font-color="true" style:font-name="Franklin Gothic Book" fo:font-family="'Franklin Gothic Book'" style:font-pitch="variable" fo:font-size="8.5pt" fo:language="de" fo:country="DE" style:font-name-asian="Cambria" style:font-family-asian="Cambria" style:font-pitch-asian="variable" style:font-size-asian="8.5pt" style:font-name-complex="Franklin Gothic Book" style:font-family-complex="'Franklin Gothic Book'" style:font-pitch-complex="variable" style:font-size-complex="12pt" style:language-complex="ar" style:country-complex="SA"/>
    </style:style>
    <style:style style:name="HSRT_5f_Bezeichnung" style:display-name="HSRT_Bezeichnung" style:family="paragraph">
      <style:paragraph-properties fo:orphans="2" fo:widows="2"/>
      <style:text-properties style:use-window-font-color="true" style:font-name="Franklin Gothic Medium" fo:font-family="'Franklin Gothic Medium'" style:font-pitch="variable" fo:font-size="18pt" fo:letter-spacing="0.0071in" fo:language="de" fo:country="DE" style:font-name-asian="Cambria" style:font-family-asian="Cambria" style:font-pitch-asian="variable" style:font-size-asian="18pt" style:language-asian="de" style:country-asian="DE" style:font-name-complex="Franklin Gothic Medium" style:font-family-complex="'Franklin Gothic Medium'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bsatzstandardschriftart" style:family="text"/>
    <style:style style:name="Absatz-Standardschriftart" style:family="text"/>
    <style:style style:name="Kopfzeile_20_Zeichen" style:display-name="Kopfzeile Zeichen" style:family="text" style:parent-style-name="Absatzstandardschriftart">
      <style:text-properties fo:font-size="12pt" style:font-size-asian="12pt" style:font-size-complex="12pt"/>
    </style:style>
    <style:style style:name="Fußzeile_20_Zeichen" style:display-name="Fußzeile Zeichen" style:family="text" style:parent-style-name="Absatzstandardschriftar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 style:language-asian="de" style:country-asian="DE"/>
    </style:style>
    <style:style style:name="MP2" style:family="paragraph" style:parent-style-name="HSRT_5f_Fließtext">
      <style:text-properties fo:language="de" fo:country="DE" style:language-asian="de" style:country-asian="DE"/>
    </style:style>
    <style:style style:name="MP3" style:family="paragraph">
      <style:paragraph-properties fo:line-height="0.0945in"/>
    </style:style>
    <style:style style:name="MP4" style:family="paragraph">
      <style:paragraph-properties fo:line-height="0.0945in" style:writing-mode="lr-tb"/>
    </style:style>
    <style:style style:name="MP5" style:family="paragraph">
      <style:paragraph-properties fo:text-align="center" style:writing-mode="lr-tb"/>
    </style:style>
    <style:style style:name="MT1" style:family="text">
      <style:text-properties fo:color="#000000" style:font-name="Franklin Gothic Book" fo:font-size="8.5pt" fo:language="de" fo:country="DE" style:font-name-asian="Cambria" style:font-size-asian="8.5pt" style:font-name-complex="Franklin Gothic Book" style:font-size-complex="12pt" style:language-complex="ar" style:country-complex="SA"/>
    </style:style>
    <style:style style:name="M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008in" fo:border="none">
        <style:background-image/>
      </style:graphic-properties>
    </style:style>
    <style:style style:name="Mfr3" style:family="graphic" style:parent-style-name="Frame">
      <style:graphic-properties fo:margin-left="0.1256in" fo:margin-right="0.1256in" style:run-through="background" style:wrap="parallel" style:number-wrapped-paragraphs="no-limit" style:vertical-pos="from-top" style:vertical-rel="page" style:horizontal-pos="from-left" style:horizontal-rel="page" fo:background-color="#ffffff" style:background-transparency="100%" fo:padding="0.0008in" fo:border="none">
        <style:background-image/>
      </style:graphic-properties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draw:shadow-color="#808080" style:run-through="background"/>
    </style:style>
    <style:style style:name="Mgr3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2681in" fo:page-height="11.6929in" style:num-format="1" style:print-orientation="portrait" fo:margin-top="0.1972in" fo:margin-bottom="1.5752in" fo:margin-left="1.0236in" fo:margin-right="1.181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1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45" text:anchor-type="char" svg:x="0.0008in" svg:y="10.5555in" svg:width="7.7in" svg:height="0.2571in" draw:z-index="4"><draw:image xlink:href="Pictures/10000000000009050000004CE51D2A2F.jpg" xlink:type="simple" xlink:show="embed" xlink:actuate="onLoad"/><draw:contour-polygon svg:width="7.6969in" svg:height="0.2331in" svg:viewBox="0 0 19550 592" draw:points="0,0 0,592 19550,592 19550,0" draw:recreate-on-edit="false"/></draw:frame><draw:frame draw:style-name="Mfr2" draw:name="Rahmen2" text:anchor-type="char" svg:x="5.9217in" svg:y="10.8in" svg:width="1.7717in" svg:height="0.1811in" draw:z-index="5"><draw:text-box><text:p text:style-name="HSRT_5f_Seitenzahl">Seite <text:page-number text:select-page="current">2</text:page-number> von <text:page-count style:num-format="1">1</text:page-count></text:p></draw:text-box></draw:frame></text:p>
      </style:header>
      <style:header-first>
        <text:p text:style-name="HSRT_5f_Fließtext"/>
        <text:p text:style-name="MP2"><draw:g text:anchor-type="char" draw:z-index="3" draw:style-name="Mgr1"><draw:frame draw:style-name="Mgr2" draw:text-style-name="MP4" svg:width="5.7831in" svg:height="0.5122in" svg:x="1.0228in" svg:y="10.8307in"><draw:text-box><text:p text:style-name="MP3"><text:span text:style-name="MT1">Vorname Nachname, Funktion, Bereich, </text:span></text:p><text:p text:style-name="MP3"><text:span text:style-name="MT1">Hochschule Reutlingen, Alteburgstraße <text:s/>150, 72762 Reutlingen, www.reutlingen-university.de, </text:span></text:p><text:p text:style-name="MP3"><text:span text:style-name="MT1">T. +49 (0)7121 271-Durchwahl, F. +49 (0)7121 271-Durchwahl, vorname.nachname@reutlingen-university.de </text:span></text:p></draw:text-box></draw:frame><draw:frame draw:style-name="Mgr3" draw:text-style-name="MP5" svg:width="7.7004in" svg:height="0.2571in" svg:x="0in" svg:y="10.5528in"><draw:image xlink:href="Pictures/10000000000009050000004CE51D2A2F.jpg" xlink:type="simple" xlink:show="embed" xlink:actuate="onLoad"><text:p/></draw:image></draw:frame></draw:g></text:p>
        <text:p text:style-name="MP2"><draw:frame draw:style-name="Mfr1" draw:name="Bild44" text:anchor-type="char" svg:x="1.0429in" svg:y="0.8146in" svg:width="1.3252in" svg:height="0.5543in" draw:z-index="2"><draw:image xlink:href="Pictures/10000201000001E1000000C80D5233F1.png" xlink:type="simple" xlink:show="embed" xlink:actuate="onLoad"/><draw:contour-polygon svg:width="1.6724in" svg:height="0.6717in" svg:viewBox="0 0 4248 1706" draw:points="-6,0 -6,1606 59,1706 1785,1706 4242,1673 4242,1472 3810,1071 3943,1037 4242,702 4242,33 1752,0" draw:recreate-on-edit="false"/></draw:frame></text:p>
        <text:p text:style-name="HSRT_5f_Fließtext"/>
        <text:p text:style-name="HSRT_5f_Fließtext"/>
        <text:p text:style-name="HSRT_5f_Fließtext"/>
        <text:p text:style-name="HSRT_5f_Fließtext"/>
        <text:p text:style-name="MP2"><draw:frame draw:style-name="Mfr1" draw:name="Bild 43" text:anchor-type="char" svg:x="5.4209in" svg:y="0.8193in" svg:width="2.2563in" svg:height="0.552in" draw:z-index="1"><draw:image xlink:href="Pictures/1000020100000338000000C833978F1A.png" xlink:type="simple" xlink:show="embed" xlink:actuate="onLoad"/><draw:contour-polygon svg:width="2.8772in" svg:height="0.6657in" svg:viewBox="0 0 7308 1691" draw:points="1006,0 115,0 -62,266 -62,1513 739,1691 1006,1691 1452,1691 1541,1691 1541,1424 7246,1157 7246,88 1452,0" draw:recreate-on-edit="false"/></draw:frame><draw:frame draw:style-name="Mfr3" draw:name="Rahmen1" text:anchor-type="char" svg:x="5.9311in" svg:y="10.8311in" svg:width="1.7717in" svg:height="0.1811in" draw:z-index="0"><draw:text-box><text:p text:style-name="HSRT_5f_Seitenzahl">Seite <text:page-number text:select-page="current">1</text:page-number> von <text:page-count style:num-format="1">1</text:page-count></text:p></draw:text-box></draw:frame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6:57:41.843961734</meta:creation-date>
    <dc:date>2015-11-16T07:15:22.003089259</dc:date>
    <meta:print-date>2009-05-28T14:38:00</meta:print-date>
    <meta:editing-cycles>6</meta:editing-cycles>
    <meta:editing-duration>P2171DT9H38M6S</meta:editing-duration>
    <meta:generator>LibreOffice/4.2.8.2$Linux_X86_64 LibreOffice_project/420m0$Build-2</meta:generator>
    <meta:document-statistic meta:table-count="0" meta:image-count="3" meta:object-count="0" meta:page-count="1" meta:paragraph-count="15" meta:word-count="48" meta:character-count="286" meta:non-whitespace-character-count="261"/>
  </office:meta>
</office:document-meta>
</file>